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This hall is brimful of memories. <text:s/>They are evoked by the/ very <text:span text:style-name="T2">ofr</text:span><text:span text:style-name="T3"> objects which it contains, for few alterations, if/ any, have its material surroundings undergone, during a/ series of years. <text:s/>But how numerous have been the changes which/ have affected the persons who habitually moved on this same/ spot! <text:s/>I could portray those vicissitudes, because I was an/ active participant of events that happened; but it would/ scarcely befit the occasion to refer to the history that my mind/ connects with the room in which deep mourners </text:span><text:span text:style-name="T2">relatives and friends</text:span><text:span text:style-name="T3">/ have now assembled. <text:s/>Did I not consider it unseemly I/ might point to early times in my ministration, when this/ parlor echoed forth jubilant voices mid carol and the dance; to the days when/ nuptial </text:span><text:span text:style-name="T2">hymns</text:span><text:span text:style-name="T3"> songs resounded and </text:span><text:span text:style-name="T2">joyous strains</text:span><text:span text:style-name="T3"> religious hymns were heard/ because a son, born to Sarah, was hallowed to Abraham's/ faith. <text:s/>I could recall also three decades ago, when/ an aged relative, </text:span><text:span text:style-name="T2">cared for</text:span><text:span text:style-name="T3"> waited on with unabated solicitude, was </text:span><text:span text:style-name="T2">finally</text:span><text:span text:style-name="T3"> reverently/ carried hence, </text:span><text:span text:style-name="T2">reverently</text:span><text:span text:style-name="T3"> to her eternal rest. <text:s/>I could picture a fre-/quent alternating of hopeful anticipations and painful anxiety, of joy and sorrow in those who were wont/ to sit, where we have met to do the last office which/ the living can perform for the departed./</text:span></text:p>
      <text:p text:style-name="P5"><text:span text:style-name="T3"/></text:p>
      <text:p text:style-name="P5"><text:span text:style-name="T3">[Page 2]</text:span></text:p>
      <text:p text:style-name="P5"><text:span text:style-name="T3">But silent as I must remain in that respect, lest/ I intrude by unseasonable remarks, I cannot withhold/ a meed of praise from the </text:span><text:span text:style-name="T2">noble</text:span><text:span text:style-name="T3"> gentle spirited woman, who/ was the controlling power amidst a large circle drawn/ around her by her sterling kindness./</text:span></text:p>
      <text:p text:style-name="P5"><text:span text:style-name="T3">When I was first courteously invited to the evening gatherings/ which enlivened this hall, Mrs R....had </text:span><text:soft-page-break/><text:span text:style-name="T3">already/ passed beyond the middle course of her allotted existence,/ yet, she retained a natural buoyance, which physical/ ailments could not crash, nor </text:span><text:span text:style-name="T2">diminish</text:span><text:span text:style-name="T3"> lessen. <text:s/>Too happy was/ that mother to encourage her daughter's musical talents,/ </text:span><text:span text:style-name="T2">and</text:span><text:span text:style-name="T3"> the literary taste they manifested and render her habitation/ </text:span><text:span text:style-name="T2">delightful</text:span><text:span text:style-name="T3"> attractive to her children. <text:s/></text:span><text:span text:style-name="T2">To that purpose</text:span><text:span text:style-name="T3"> with that laudable end in view she made/ it a centre to which youths gladly wended their steps, cer-/-tain to be delightfully entertained with sweet songs. <text:s/>And so/ did the maiden to whom I was afterward</text:span><text:span text:style-name="T2">s</text:span><text:span text:style-name="T3"> bound for/ life, feel on this spot. <text:s/>It had very nigh</text:span><text:span text:style-name="T2">t</text:span><text:span text:style-name="T3"> become/ a second home to her, since the gentle spirited mistress thereof/ </text:span><text:span text:style-name="T2">ene</text:span><text:span text:style-name="T3"> evinced towards her special affection. <text:s/>This senti-/ment was reciprocated by </text:span><text:span text:style-name="T2">deep respect</text:span><text:span text:style-name="T3"> profound regard and by sisterly/ fondness for all to whom Mrs A B.....had given birth./</text:span></text:p>
      <text:p text:style-name="P5"><text:span text:style-name="T3"/></text:p>
      <text:p text:style-name="P5"><text:span text:style-name="T3">[Page 3]</text:span></text:p>
      <text:p text:style-name="P5"><text:span text:style-name="T3">Grateful reminiscences are here awakened in my </text:span><text:span text:style-name="T2">rigid</text:span><text:span text:style-name="T3"> heart and as they rise,/ I am impelled to lay over this coffin a wreath of love and/ of thankfulness--of love bequeathed by a dear one that/ has </text:span><text:span text:style-name="T2">early</text:span><text:span text:style-name="T3"> too soon gone; of thankfulness, as entertained by the off-/-spring of the latter, to whom our venerable coreligionist has shown/ much kindness. <text:s/>Benignity was in reality the/ characteristic of the Jewess now lamented. <text:s/>I am not given/ to panegyrize the dead, for too often is our judgment becloud-/-ed by the exciting scene of weeping mourners, and we are/ apt then to </text:span><text:span text:style-name="T2">trespass</text:span><text:span text:style-name="T3"> overstep the bounds of truthfulness. <text:s/>But I do/ not fear </text:span><text:span text:style-name="T2">to</text:span><text:span text:style-name="T3"> so </text:span><text:span text:style-name="T2">transgress</text:span><text:span text:style-name="T3"> to trespass, when I say that Mrs R...../never parted with her distinguishing quality--benignity. <text:s/>That/ trait, so ennobling human nature, she exhibited in the va-/-rious phases of her earthly career, and by it was she sustained./ <text:s/>Sorely tried in her faith by repeated bereavements, she bore/ herself </text:span><text:span text:style-name="T2">in a godlike manner</text:span><text:span text:style-name="T3"> righteously, deserving of the high reward/ </text:span><text:span text:style-name="T2">reward</text:span><text:span text:style-name="T3"> set apart by the Being who </text:span><text:span text:style-name="T2">proclaimed Himself a</text:span><text:span text:style-name="T3"> crowns mercy and compas-/-sion</text:span><text:span text:style-name="T2">ate Father</text:span><text:span text:style-name="T3">. <text:s/>As a teacher of the religion which/ promises a recompense to the exercise of virtues, alike here and/ hereafter, I rejoice in having discovered a complete realization/ of the Scriptural declaration that "a gracious woman/ retaineth honor." <text:s/>(Esheth Chen Telermoch Cabod)./</text:span></text:p>
      <text:p text:style-name="P5"><text:span text:style-name="T3"/></text:p>
      <text:p text:style-name="P5"><text:span text:style-name="T3">[Page 4]</text:span></text:p>
      <text:p text:style-name="P5"><text:span text:style-name="T3">That profound satisfaction our gentle </text:span><text:span text:style-name="T2">hearted friend</text:span><text:span text:style-name="T3"> spirited coreligionist enjoye/d at the hands of all who knew her well, but most notably/ and happily she experienced it from those, who constantly saw/ her inner sentiments mirrored in her outward conduct. <text:s/>The/ consciousness of being </text:span><text:span text:style-name="T2">held in reverence</text:span><text:span text:style-name="T3"> thus reverently cared for, allayed pain, soothed/ grief, and ushered in tranquillity[sic!], when mental disquietude/ might have made her least days burdensome. <text:s/>May this/ reflection prove a source of exhaustless consolation to all who/ have met with an irreperable[sic!] loss on the departure of her/ whose </text:span><text:span text:style-name="T2">brightness presence</text:span><text:span text:style-name="T3"> genial countenance brightened this dwelling. May the memory/ of the sympathies manifested by that mother and grandmother/ and friend continue to live, as a stimulus to deeds of charity/ and piety. <text:s/>For we were taught by the Sages that our children/ can benefit us by their merits, and propitiate in our behalf the Grace of the/ Most High. <text:s/>Grant it O Lord! vouchsafe to forgive/ the shortcomings of Thy handmaid Ab. R...and cause her/ [?] to secure for her soul a reunion with those who/ have preceded her to that world, wherein sufferings dare/ not enter, and where the upright are beatified in the con-/-templation of Thy Essence and Thy paternal Goodness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8T12:25:16.71</meta:creation-date>
    <dc:date>2012-10-08T13:42:21.42</dc:date>
    <dc:creator>Penn Libraries</dc:creator>
    <meta:editing-duration>PT00H01M0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1021" meta:character-count="6525"/>
  </office:meta>
</office:document-meta>
</file>